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fill="solid" draw:fill-color="#9999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cm" svg:height="1.5cm" svg:x="0.5cm" svg:y="1.5cm">
          <text:p text:style-name="P1">TOO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10.5cm" svg:y="1.5cm">
          <text:p text:style-name="P1">TOOL_TYP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21cm" svg:height="1.5cm" svg:x="0.479cm" svg:y="6.995cm">
          <text:p text:style-name="P1">TOOL_IMPLEMEN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.5cm" svg:x="0.5cm" svg:y="16.5cm">
          <text:p text:style-name="P1">IMPLEMENTATION_MODEL_ADAPT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5cm" svg:x="1.5cm" svg:y="4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5cm" svg:y1="5.5cm" svg:x2="2.5cm" svg:y2="6.995cm">
          <text:p/>
        </draw:line>
        <draw:custom-shape draw:style-name="gr3" draw:text-style-name="P1" draw:layer="layout" svg:width="2cm" svg:height="2cm" svg:x="6.5cm" svg:y="1.5cm">
          <text:p text:style-name="P1">N: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8.5cm" svg:y1="2.5cm" svg:x2="10.5cm" svg:y2="2.5cm">
          <text:p/>
        </draw:line>
        <draw:line draw:style-name="gr4" draw:text-style-name="P1" draw:layer="layout" svg:x1="6.5cm" svg:y1="2.5cm" svg:x2="4.5cm" svg:y2="2.5cm">
          <text:p/>
        </draw:line>
        <draw:custom-shape draw:style-name="gr3" draw:text-style-name="P1" draw:layer="layout" svg:width="2cm" svg:height="1.5cm" svg:x="1.5cm" svg:y="9.495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5cm" svg:y1="9.495cm" svg:x2="2.5cm" svg:y2="8.495cm">
          <text:p/>
        </draw:line>
        <draw:custom-shape draw:style-name="gr5" draw:text-style-name="P1" draw:layer="layout" svg:width="6.999cm" svg:height="2.998cm" draw:transform="rotate (3.1412435877388) translate (15.998cm 22.5cm)">
          <text:p text:style-name="P1"/>
          <text:p text:style-name="P1"/>
          <draw:enhanced-geometry svg:viewBox="0 0 21600 21600" draw:mirror-horizontal="true" draw:mirror-vertical="false" draw:glue-points="10800 0 0 10800 10800 21600 21600 10800" draw:text-areas="0 0 21600 ?f11" draw:type="paper" draw:modifiers="18022.98284747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6" draw:text-style-name="P1" draw:layer="layout" svg:width="10.499cm" svg:height="4.499cm" draw:transform="rotate (3.1415926535892) translate (14.000000000008cm 19.5cm)" svg:viewBox="0 0 10500 4500" draw:points="0,-39000 0,-34500 10500,-34500">
          <text:p/>
        </draw:polyline>
        <draw:frame draw:style-name="gr7" draw:text-style-name="P2" draw:layer="layout" svg:width="6.928cm" svg:height="2.621cm" svg:x="9cm" svg:y="19.5cm">
          <draw:text-box>
            <text:p><text:span text:style-name="T1">decisión de diseño; </text:span></text:p>
            <text:p><text:span text:style-name="T1">conceptualmente es M:N, </text:span><text:span text:style-name="T1"><text:line-break/></text:span><text:span text:style-name="T1">pero hace más compleja la lógica </text:span><text:span text:style-name="T1"><text:line-break/></text:span><text:span text:style-name="T1">de GLUEletManager y aporta </text:span><text:span text:style-name="T1"><text:line-break/></text:span><text:span text:style-name="T1">un beneficio muy reducido</text:span></text:p>
          </draw:text-box>
        </draw:frame>
        <draw:line draw:style-name="gr8" draw:text-style-name="P1" draw:layer="layout" svg:x1="2.5cm" svg:y1="4cm" svg:x2="2.5cm" svg:y2="3cm">
          <text:p/>
        </draw:line>
        <draw:custom-shape draw:style-name="gr2" draw:text-style-name="P1" draw:layer="layout" svg:width="8.5cm" svg:height="1.5cm" svg:x="0.5cm" svg:y="11.49cm">
          <text:p text:style-name="P1">IMPLEMENTATION_MODEL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5cm" svg:y1="10.995cm" svg:x2="2.5cm" svg:y2="11.495cm">
          <text:p/>
        </draw:line>
        <draw:custom-shape draw:style-name="gr3" draw:text-style-name="P1" draw:layer="layout" svg:width="2cm" svg:height="2.005cm" svg:x="1.5cm" svg:y="13.995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5cm" svg:y1="13.995cm" svg:x2="2.5cm" svg:y2="12.99cm">
          <text:p/>
        </draw:line>
        <draw:line draw:style-name="gr6" draw:text-style-name="P1" draw:layer="layout" svg:x1="2.5cm" svg:y1="16cm" svg:x2="2.5cm" svg:y2="16.5cm">
          <text:p/>
        </draw:line>
        <draw:custom-shape draw:style-name="gr2" draw:text-style-name="P1" draw:layer="layout" svg:width="7cm" svg:height="1.5cm" svg:x="9.5cm" svg:y="9cm">
          <text:p text:style-name="P1">TOOL_SERVI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6.495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12cm" svg:y1="7.5cm" svg:x2="8.5cm" svg:y2="7.5cm">
          <text:p/>
        </draw:line>
        <draw:line draw:style-name="gr6" draw:text-style-name="P1" draw:layer="layout" svg:x1="13cm" svg:y1="8.495cm" svg:x2="13cm" svg:y2="9cm">
          <text:p/>
        </draw:line>
        <draw:ellipse draw:style-name="gr10" draw:text-style-name="P3" draw:layer="layout" svg:width="2cm" svg:height="0.5cm" svg:x="14cm" svg:y="11.005cm">
          <text:p text:style-name="P1"><text:span text:style-name="T1">url</text:span></text:p>
        </draw:ellipse>
        <draw:ellipse draw:style-name="gr10" draw:text-style-name="P3" draw:layer="layout" svg:width="2cm" svg:height="0.5cm" svg:x="7cm" svg:y="13.5cm">
          <text:p text:style-name="P1"><text:span text:style-name="T1">name</text:span></text:p>
        </draw:ellipse>
        <draw:ellipse draw:style-name="gr10" draw:text-style-name="P3" draw:layer="layout" svg:width="2cm" svg:height="0.5cm" svg:x="4cm" svg:y="0.505cm">
          <text:p text:style-name="P1"><text:span text:style-name="T1">name</text:span></text:p>
        </draw:ellipse>
        <draw:line draw:style-name="gr6" draw:text-style-name="P1" draw:layer="layout" svg:x1="15cm" svg:y1="11.005cm" svg:x2="13cm" svg:y2="10.5cm">
          <text:p/>
        </draw:line>
        <draw:line draw:style-name="gr6" draw:text-style-name="P1" draw:layer="layout" svg:x1="5cm" svg:y1="1.005cm" svg:x2="3cm" svg:y2="1.505cm">
          <text:p/>
        </draw:line>
        <draw:line draw:style-name="gr6" draw:text-style-name="P1" draw:layer="layout" svg:x1="5.5cm" svg:y1="13cm" svg:x2="7.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Alfonso Velasco Villanueva</meta:initial-creator>
    <meta:creation-date>2010-03-17T09:45:03.36</meta:creation-date>
    <dc:date>2010-04-21T14:06:25.88</dc:date>
    <dc:creator>David Alfonso Velasco Villanueva</dc:creator>
    <meta:editing-duration>PT02H13M39S</meta:editing-duration>
    <meta:editing-cycles>19</meta:editing-cycles>
    <meta:generator>OpenOffice.org/3.2$Win32 OpenOffice.org_project/320m12$Build-9483</meta:generator>
    <meta:document-statistic meta:object-count="30"/>
  </office:meta>
</office:document-meta>
</file>